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cm"/>
    </style:style>
    <style:style style:name="co2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8.237cm"/>
    </style:style>
    <style:style style:name="co4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8.1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5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2.586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4.452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2.413cm" fo:break-before="auto" style:use-optimal-row-height="true"/>
    </style:style>
    <style:style style:name="ro5" style:family="table-row">
      <style:table-row-properties style:row-height="3.729cm" fo:break-before="auto" style:use-optimal-row-height="true"/>
    </style:style>
    <style:style style:name="ro6" style:family="table-row">
      <style:table-row-properties style:row-height="2.983cm" fo:break-before="auto" style:use-optimal-row-height="true"/>
    </style:style>
    <style:style style:name="ro7" style:family="table-row">
      <style:table-row-properties style:row-height="3.355cm" fo:break-before="auto" style:use-optimal-row-height="true"/>
    </style:style>
    <style:style style:name="ro8" style:family="table-row">
      <style:table-row-properties style:row-height="5.565cm" fo:break-before="auto" style:use-optimal-row-height="true"/>
    </style:style>
    <style:style style:name="ro9" style:family="table-row">
      <style:table-row-properties style:row-height="3.346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.221cm" fo:break-before="auto" style:use-optimal-row-height="true"/>
    </style:style>
    <style:style style:name="ro12" style:family="table-row">
      <style:table-row-properties style:row-height="3.986cm" fo:break-before="auto" style:use-optimal-row-height="true"/>
    </style:style>
    <style:style style:name="ro13" style:family="table-row">
      <style:table-row-properties style:row-height="2.801cm" fo:break-before="auto" style:use-optimal-row-height="true"/>
    </style:style>
    <style:style style:name="ro14" style:family="table-row">
      <style:table-row-properties style:row-height="1.616cm" fo:break-before="auto" style:use-optimal-row-height="true"/>
    </style:style>
    <style:style style:name="ro15" style:family="table-row">
      <style:table-row-properties style:row-height="3.591cm" fo:break-before="auto" style:use-optimal-row-height="true"/>
    </style:style>
    <style:style style:name="ro16" style:family="table-row">
      <style:table-row-properties style:row-height="3.196cm" fo:break-before="auto" style:use-optimal-row-height="true"/>
    </style:style>
    <style:style style:name="ro17" style:family="table-row">
      <style:table-row-properties style:row-height="2.406cm" fo:break-before="auto" style:use-optimal-row-height="true"/>
    </style:style>
    <style:style style:name="ro18" style:family="table-row">
      <style:table-row-properties style:row-height="5.17cm" fo:break-before="auto" style:use-optimal-row-height="true"/>
    </style:style>
    <style:style style:name="ro19" style:family="table-row">
      <style:table-row-properties style:row-height="3.201cm" fo:break-before="auto" style:use-optimal-row-height="true"/>
    </style:style>
    <style:style style:name="ro20" style:family="table-row">
      <style:table-row-properties style:row-height="1.623cm" fo:break-before="auto" style:use-optimal-row-height="true"/>
    </style:style>
    <style:style style:name="ro21" style:family="table-row">
      <style:table-row-properties style:row-height="2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3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Термин</text:p>
          </table:table-cell>
          <table:table-cell table:style-name="ce1" office:value-type="string" calcext:value-type="string">
            <text:p>Определение</text:p>
          </table:table-cell>
          <table:table-cell table:style-name="ce1" office:value-type="string" calcext:value-type="string">
            <text:p>Документ, </text:p>
            <text:p>Которым</text:p>
            <text:p>Установлен</text:p>
          </table:table-cell>
          <table:table-cell table:number-columns-repeated="2"/>
          <table:table-cell office:value-type="string" calcext:value-type="string">
            <text:p>№</text:p>
            <text:p>п/п</text:p>
          </table:table-cell>
          <table:table-cell office:value-type="string" calcext:value-type="string">
            <text:p>Стандарты</text:p>
          </table:table-cell>
          <table:table-cell office:value-type="string" calcext:value-type="string">
            <text:p>Определение</text:p>
          </table:table-cell>
          <table:table-cell office:value-type="string" calcext:value-type="string">
            <text:p>Обозначение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Национальный стандарт</text:p>
          </table:table-cell>
          <table:table-cell table:style-name="ce4" office:value-type="string" calcext:value-type="string">
            <text:p>Документ по стандартизации, который </text:p>
            <text:p>разработан участниками работ по</text:p>
            <text:p>стандартизации, по результатам экспертизы </text:p>
            <text:p>в техническом комитете (ТК) по </text:p>
            <text:p>стандартизации (или проектном ТК) </text:p>
            <text:p>утвержден федеральным органом</text:p>
            <text:p>исполнительной власти в сфере </text:p>
            <text:p>стандартизации и в котором для всеобщего</text:p>
            <text:p>применения устанавливаются общие </text:p>
            <text:p>характеристики объекта стандартизации, а </text:p>
            <text:p>также правила и общие принципы в </text:p>
            <text:p>отношении объекта стандартизации</text:p>
          </table:table-cell>
          <table:table-cell/>
          <table:table-cell table:style-name="ce1" office:value-type="string" calcext:value-type="string">
            <text:p>Федеральный закон от 29</text:p>
            <text:p> июня 2015 г. N 162-ФЗ "О </text:p>
            <text:p>стандартизации в </text:p>
            <text:p>Российской Федерации"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дентичные</text:p>
            <text:p> Стандарты</text:p>
          </table:table-cell>
          <table:table-cell office:value-type="string" calcext:value-type="string">
            <text:p><text:span text:style-name="T1">Гармонизированные по форме и </text:span></text:p>
            <text:p><text:span text:style-name="T1">По содержанию</text:span></text:p>
          </table:table-cell>
          <table:table-cell office:value-type="string" calcext:value-type="string">
            <text:p>IDT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Межгосударственный стандарт</text:p>
          </table:table-cell>
          <table:table-cell table:style-name="ce4" office:value-type="string" calcext:value-type="string">
            <text:p/>
            <text:p><text:span text:style-name="T2">Региональный стандарт, принятый Евразийским </text:span></text:p>
            <text:p><text:span text:style-name="T2">советом по стандартизации, метрологии и </text:span></text:p>
            <text:p><text:span text:style-name="T2">сертификации и доступный широкому кругу</text:span></text:p>
            <text:p><text:span text:style-name="T3">Пользователей</text:span></text:p>
          </table:table-cell>
          <table:table-cell/>
          <table:table-cell table:style-name="ce6" office:value-type="string" calcext:value-type="string">
            <text:p>ГОСТ 1.1-2002 «Межгосударственная система стандартизации</text:p>
            <text:p>(МГСС). Термины и определения (с изменениями)»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Модифицированные</text:p>
            <text:p>Стандарты</text:p>
          </table:table-cell>
          <table:table-cell office:value-type="string" calcext:value-type="string">
            <text:p>Гармонизированные, имеют </text:p>
            <text:p>технические отклонения </text:p>
            <text:p>и/или различия по форме </text:p>
            <text:p>представления при условии </text:p>
            <text:p>их идентификации и объяснения</text:p>
          </table:table-cell>
          <table:table-cell office:value-type="string" calcext:value-type="string">
            <text:p>MOD</text:p>
          </table:table-cell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Региональный стандарт</text:p>
          </table:table-cell>
          <table:table-cell table:style-name="ce4" office:value-type="string" calcext:value-type="string">
            <text:p>Стандарт, принятый региональной </text:p>
            <text:p>организацией по стандартизации и</text:p>
            <text:p>доступный широкому кругу пользователей</text:p>
          </table:table-cell>
          <table:table-cell/>
          <table:table-cell table:style-name="ce6" office:value-type="string" calcext:value-type="string">
            <text:p>ГОСТ Р 1.12-2020. «Стандартизация в Российской Федерации.</text:p>
            <text:p>Термины и определения»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Неэквивалентные </text:p>
            <text:p>Стандарты</text:p>
          </table:table-cell>
          <table:table-cell office:value-type="string" calcext:value-type="string">
            <text:p><text:span text:style-name="T1">Имеют неидентифицированные </text:span></text:p>
            <text:p><text:span text:style-name="T1">технические отклонения и/или</text:span></text:p>
            <text:p><text:span text:style-name="T1">различия по форме </text:span></text:p>
            <text:p><text:span text:style-name="T1">представления, не являются </text:span></text:p>
            <text:p><text:span text:style-name="T1">гармонизированными,</text:span></text:p>
            <text:p><text:span text:style-name="T1">но могут быть сопоставляемыми</text:span></text:p>
          </table:table-cell>
          <table:table-cell office:value-type="string" calcext:value-type="string">
            <text:p>NEQ</text:p>
          </table:table-cell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Стандарт</text:p>
          </table:table-cell>
          <table:table-cell table:style-name="ce5" office:value-type="string" calcext:value-type="string">
            <text:p>Нормативный документ, который разработан </text:p>
            <text:p>на основе консенсуса, принят признанным </text:p>
            <text:p>на соответствующем уровне органом и </text:p>
            <text:p>устанавливает для всеобщего и </text:p>
            <text:p>многократного использования правила, </text:p>
            <text:p>общие принципы или характеристики, </text:p>
            <text:p>касающиеся различных видов деятельности </text:p>
            <text:p>или их результатов, и который направлен на </text:p>
            <text:p>достижение оптимальной степени </text:p>
            <text:p>Упорядочения в определенной области</text:p>
          </table:table-cell>
          <table:table-cell/>
          <table:table-cell table:style-name="ce1" office:value-type="string" calcext:value-type="string">
            <text:p><text:span text:style-name="T1">Федеральный закон от 29</text:span></text:p>
            <text:p><text:span text:style-name="T1"> июня 2015 г. N 162-ФЗ "О </text:span></text:p>
            <text:p><text:span text:style-name="T1">стандартизации в </text:span></text:p>
            <text:p><text:span text:style-name="T1">Российской Федерации"</text:span></text:p>
          </table:table-cell>
          <table:table-cell table:number-columns-repeated="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Правила стандартизации</text:p>
          </table:table-cell>
          <table:table-cell table:style-name="ce5" office:value-type="string" calcext:value-type="string">
            <text:p>Нормативный документ, устанавливающий </text:p>
            <text:p>обязательные для применения</text:p>
            <text:p>организационно-методические положения, </text:p>
            <text:p>которые дополняют или конкретизируют </text:p>
            <text:p>отдельные положения основополагающего </text:p>
            <text:p>Национального стандарта и определяют </text:p>
            <text:p>порядок и методы выполнения работ по</text:p>
            <text:p>стандартизации</text:p>
          </table:table-cell>
          <table:table-cell/>
          <table:table-cell table:style-name="ce1" office:value-type="string" calcext:value-type="string">
            <text:p><text:span text:style-name="T1">Федеральный закон от 29</text:span></text:p>
            <text:p><text:span text:style-name="T1"> июня 2015 г. N 162-ФЗ "О </text:span></text:p>
            <text:p><text:span text:style-name="T1">стандартизации в </text:span></text:p>
            <text:p><text:span text:style-name="T1">Российской Федерации"</text:span></text:p>
          </table:table-cell>
          <table:table-cell table:number-columns-repeated="5"/>
        </table:table-row>
        <table:table-row table:style-name="ro7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Рекомендации по стандартизации</text:p>
          </table:table-cell>
          <table:table-cell table:style-name="ce5" office:value-type="string" calcext:value-type="string">
            <text:p>Документ, содержащий советы </text:p>
            <text:p>организационно-методического характера,</text:p>
            <text:p>которые касаются проведения работ по </text:p>
            <text:p>стандартизации и способствуют применению </text:p>
            <text:p>основополагающего национального </text:p>
            <text:p>стандарта или содержат положения, которые </text:p>
            <text:p>целесообразно предварительно проверить </text:p>
            <text:p>на практике до их установления в </text:p>
            <text:p>Основополагающем национальном стандарте</text:p>
          </table:table-cell>
          <table:table-cell/>
          <table:table-cell table:style-name="ce1" office:value-type="string" calcext:value-type="string">
            <text:p><text:span text:style-name="T1">Федеральный закон от 29</text:span></text:p>
            <text:p><text:span text:style-name="T1"> июня 2015 г. N 162-ФЗ "О </text:span></text:p>
            <text:p><text:span text:style-name="T1">стандартизации в </text:span></text:p>
            <text:p><text:span text:style-name="T1">Российской Федерации"</text:span></text:p>
          </table:table-cell>
          <table:table-cell table:number-columns-repeated="5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Общероссийский классификатор</text:p>
          </table:table-cell>
          <table:table-cell table:style-name="ce5" office:value-type="string" calcext:value-type="string">
            <text:p>1) Нормативный документ в области </text:p>
            <text:p>стандартизации, распределяющий</text:p>
            <text:p>технико-экономическую и социальную </text:p>
            <text:p>информацию в соответствии с ее </text:p>
            <text:p>классификацией (классами, группами, </text:p>
            <text:p>видами и другими группировками)</text:p>
            <text:p>2) Разработанный и принятый в соответствии </text:p>
            <text:p>с Федеральным законом «О техническом </text:p>
            <text:p>регулировании»; нормативный  документ, </text:p>
            <text:p>устанавливающий</text:p>
            <text:p>систематизированный перечень </text:p>
            <text:p>наименований и кодов объектов</text:p>
            <text:p>классификации и/или классификационных </text:p>
            <text:p>группировок и принятый на соответствующем </text:p>
            <text:p>Уровне стандартизации</text:p>
          </table:table-cell>
          <table:table-cell/>
          <table:table-cell table:style-name="ce1" office:value-type="string" calcext:value-type="string">
            <text:p>ПР 50.1.024-2005. «Правила стандартизации. </text:p>
            <text:p>Основные положения и порядок проведения </text:p>
            <text:p>работ по разработке, ведению и применению </text:p>
            <text:p>Общероссийских классификаторов».</text:p>
          </table:table-cell>
          <table:table-cell table:number-columns-repeated="5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Стандарт организации</text:p>
          </table:table-cell>
          <table:table-cell table:style-name="ce5" office:value-type="string" calcext:value-type="string">
            <text:p>Стандарт, утвержденный и применяемый </text:p>
            <text:p>организацией для целей стандартизации, а </text:p>
            <text:p>также для совершенствования производства </text:p>
            <text:p>И обеспечения качества продукции, </text:p>
            <text:p>выполнения работ, оказания услуг, а также </text:p>
            <text:p>для распространения и использования </text:p>
            <text:p>полученных в различных областях знаний </text:p>
            <text:p>результатов исследований (испытаний), </text:p>
            <text:p>измерений и разработок</text:p>
          </table:table-cell>
          <table:table-cell/>
          <table:table-cell table:style-name="ce1" office:value-type="string" calcext:value-type="string">
            <text:p>ГОСТ Р 1.5-2012 «Стандартизация в </text:p>
            <text:p>Российской Федерации. Стандарты </text:p>
            <text:p>национальные. Правила построения, </text:p>
            <text:p>Изложения, оформления и обозначения».</text:p>
          </table:table-cell>
          <table:table-cell table:number-columns-repeated="5"/>
        </table:table-row>
        <table:table-row table:style-name="ro10" table:number-rows-repeated="7">
          <table:table-cell table:number-columns-repeated="10"/>
        </table:table-row>
        <table:table-row table:style-name="ro11">
          <table:table-cell office:value-type="string" calcext:value-type="string">
            <text:p><text:span text:style-name="T1">№</text:span></text:p>
            <text:p><text:span text:style-name="T1">п/п</text:span></text:p>
          </table:table-cell>
          <table:table-cell office:value-type="string" calcext:value-type="string">
            <text:p>Стандарт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Категория</text:p>
            <text:p>Стандарта</text:p>
          </table:table-cell>
          <table:table-cell office:value-type="string" calcext:value-type="string">
            <text:p>Область</text:p>
            <text:p>применения</text:p>
            <text:p>(из текста стандарта)</text:p>
          </table:table-cell>
          <table:table-cell table:number-columns-repeated="5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ГОСТ 1.0-2015</text:p>
          </table:table-cell>
          <table:table-cell office:value-type="string" calcext:value-type="string">
            <text:p>Межгосударственная система </text:p>
            <text:p>Стандартизации. Основные положения</text:p>
          </table:table-cell>
          <table:table-cell/>
          <table:table-cell office:value-type="string" calcext:value-type="string">
            <text:p>Настоящий стандарт устанавливает цели </text:p>
            <text:p>и принципы межгосударственной </text:p>
            <text:p>стандартизации, основные направления </text:p>
            <text:p>работ и объекты межгосударственной </text:p>
            <text:p>стандартизации, организационные основы </text:p>
            <text:p>межгосударственной системы </text:p>
            <text:p>стандартизации, категории документов по </text:p>
            <text:p>межгосударственной стандартизации и </text:p>
            <text:p>Правила их применения.</text:p>
            <text:p/>
          </table:table-cell>
          <table:table-cell table:number-columns-repeated="5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ГОСТ 2.114-2016</text:p>
          </table:table-cell>
          <table:table-cell office:value-type="string" calcext:value-type="string">
            <text:p>Единая система конструкторской </text:p>
            <text:p>Документации ТЕХНИЧЕСКИЕ УСЛОВИЯ</text:p>
            <text:p/>
            <text:p/>
          </table:table-cell>
          <table:table-cell/>
          <table:table-cell office:value-type="string" calcext:value-type="string">
            <text:p>Настоящий стандарт распространяется на </text:p>
            <text:p>изделия машиностроения и приборостроения </text:p>
            <text:p>всех отраслей промышленности, </text:p>
            <text:p>изготавливаемые и применяемые по </text:p>
            <text:p>конструкторской документации, выполняемой </text:p>
            <text:p>в соответствии с требованиями Единой </text:p>
            <text:p>Системы конструкторской документации</text:p>
          </table:table-cell>
          <table:table-cell table:number-columns-repeated="5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ГОСТ Р 2.601-2019</text:p>
          </table:table-cell>
          <table:table-cell office:value-type="string" calcext:value-type="string">
            <text:p> Единая система </text:p>
            <text:p>конструкторской документации.</text:p>
            <text:p>ЭКСПЛУАТАЦИОННЫЕ ДОКУМЕНТЫ</text:p>
          </table:table-cell>
          <table:table-cell/>
          <table:table-cell office:value-type="string" calcext:value-type="string">
            <text:p>Настоящий стандарт устанавливает виды, </text:p>
            <text:p>комплектность и общие требования к </text:p>
            <text:p>выполнению эксплуатационных документов.</text:p>
            <text:p/>
          </table:table-cell>
          <table:table-cell table:number-columns-repeated="5"/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ГОСТ EN 354-2019</text:p>
          </table:table-cell>
          <table:table-cell office:value-type="string" calcext:value-type="string">
            <text:p>Система стандартов безопасности труда</text:p>
            <text:p>СРЕДСТВА ИНДИВИДУАЛЬНОЙ ЗАЩИТЫ </text:p>
            <text:p>ОТ ПАДЕНИЯ С ВЫСОТЫ. СТРОПЫ</text:p>
            <text:p>Общие технические требования. Методы </text:p>
            <text:p>Испытаний</text:p>
          </table:table-cell>
          <table:table-cell/>
          <table:table-cell office:value-type="string" calcext:value-type="string">
            <text:p>Настоящий стандарт устанавливает общие </text:p>
            <text:p>технические требования, методы испытаний, </text:p>
            <text:p>требования к маркировке, упаковке и </text:p>
            <text:p>информации, предоставляемой </text:p>
            <text:p>изготовителем для стропов. Стропы, </text:p>
            <text:p>соответствующие настоящему стандарту, </text:p>
            <text:p>используются в качестве элементов или </text:p>
            <text:p>компонентов для соединения в системах </text:p>
            <text:p>индивидуальной защиты от падения с высоты </text:p>
          </table:table-cell>
          <table:table-cell table:number-columns-repeated="5"/>
        </table:table-row>
        <table:table-row table:style-name="ro16">
          <table:table-cell office:value-type="float" office:value="5" calcext:value-type="float">
            <text:p>5</text:p>
          </table:table-cell>
          <table:table-cell office:value-type="string" calcext:value-type="string">
            <text:p>ГОСТ Р ИСО/МЭК</text:p>
            <text:p>33001-2017</text:p>
          </table:table-cell>
          <table:table-cell office:value-type="string" calcext:value-type="string">
            <text:p>НАЦИОНАЛЬНЫЙ СТАНДАРТ </text:p>
            <text:p>РОССИЙСКОЙ ФЕДЕРАЦИИ</text:p>
            <text:p>Информационные технологии</text:p>
            <text:p>ОЦЕНКА ПРОЦЕССА</text:p>
            <text:p>Понятия и терминология</text:p>
          </table:table-cell>
          <table:table-cell/>
          <table:table-cell office:value-type="string" calcext:value-type="string">
            <text:p>В настоящем стандарте содержится перечень </text:p>
            <text:p>основных терминов, относящихся к оценке </text:p>
            <text:p>процесса. Настоящий стандарт предоставляет </text:p>
            <text:p>общую информацию о понятиях процедуры </text:p>
            <text:p>оценки процесса, применении оценки процесса </text:p>
            <text:p>для анализа достигнутых качественных </text:p>
            <text:p>показателей, а также об использовании </text:p>
            <text:p>Результатов оценки процесса в управлении.</text:p>
          </table:table-cell>
          <table:table-cell table:number-columns-repeated="5"/>
        </table:table-row>
        <table:table-row table:style-name="ro17">
          <table:table-cell office:value-type="float" office:value="6" calcext:value-type="float">
            <text:p>6</text:p>
          </table:table-cell>
          <table:table-cell office:value-type="string" calcext:value-type="string">
            <text:p>ГОСТ Р ИСО/МЭК</text:p>
            <text:p>ТО 9294-93</text:p>
          </table:table-cell>
          <table:table-cell office:value-type="string" calcext:value-type="string">
            <text:p>ГОСУДАРСТВЕННЫЙ СТАНДАРТ </text:p>
            <text:p>РОССИЙСКОЙ ФЕДЕРАЦИИ </text:p>
            <text:p>Информационная технология    </text:p>
            <text:p>РУКОВОДСТВО ПО УПРАВЛЕНИЮ </text:p>
            <text:p>ДОКУМЕНТИРОВАНИЕМ ПРОГРАММНОГО </text:p>
            <text:p>ОБЕСПЕЧЕНИЯ</text:p>
          </table:table-cell>
          <table:table-cell/>
          <table:table-cell office:value-type="string" calcext:value-type="string">
            <text:p>Данный стандарт направлен на определение </text:p>
            <text:p>стратегий, стандартов, процедур, ресурсов и </text:p>
            <text:p>планов, которыми должны заниматься сами </text:p>
            <text:p>руководители для того, чтобы эффективно </text:p>
            <text:p>управлять документированием программного </text:p>
            <text:p>Обеспечения.</text:p>
          </table:table-cell>
          <table:table-cell table:number-columns-repeated="5"/>
        </table:table-row>
        <table:table-row table:style-name="ro18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ПНСТ 644-2022</text:p>
          </table:table-cell>
          <table:table-cell table:style-name="ce3" office:value-type="string" calcext:value-type="string">
            <text:p>ПРЕДВАРИТЕЛЬНЫЙ НАЦИОНАЛЬНЫЙ </text:p>
            <text:p>СТАНДАРТ РОССИЙСКОЙ ФЕДЕРАЦИИ</text:p>
            <text:p>Информационные технологии</text:p>
            <text:p>ИНТЕРНЕТ ВЕЩЕЙ</text:p>
            <text:p>Совместимость систем интернета вещей</text:p>
            <text:p>Часть 1</text:p>
            <text:p>Структура</text:p>
          </table:table-cell>
          <table:table-cell/>
          <table:table-cell table:style-name="ce7" office:value-type="string" calcext:value-type="string">
            <text:p>Настоящий стандарт определяет </text:p>
            <text:p>функциональную совместимость систем ИВ и </text:p>
            <text:p>структуру функциональной совместимости </text:p>
            <text:p>систем ИВ. Настоящий стандарт </text:p>
            <text:p>обеспечивает проектирование систем ИВ </text:p>
            <text:p>таким образом, чтобы сущности системы ИВ </text:p>
            <text:p>могли проводить обмен и совместное </text:p>
            <text:p>использование информации. Настоящий </text:p>
            <text:p>стандарт обеспечивает партнерскую </text:p>
            <text:p>(peer-to-peer) функциональную совместимость </text:p>
            <text:p>Между отдельными системами ИВ.</text:p>
            <text:p/>
            <text:p/>
          </table:table-cell>
          <table:table-cell table:number-columns-repeated="5"/>
        </table:table-row>
        <table:table-row table:style-name="ro12">
          <table:table-cell office:value-type="float" office:value="8" calcext:value-type="float">
            <text:p>8</text:p>
          </table:table-cell>
          <table:table-cell office:value-type="string" calcext:value-type="string">
            <text:p>ГОСТ 1.1-2002</text:p>
          </table:table-cell>
          <table:table-cell office:value-type="string" calcext:value-type="string">
            <text:p>   </text:p>
            <text:p>Межгосударственная система </text:p>
            <text:p>Стандартизации    </text:p>
            <text:p>Термины и определения</text:p>
          </table:table-cell>
          <table:table-cell/>
          <table:table-cell office:value-type="string" calcext:value-type="string">
            <text:p/>
            <text:p>Настоящий стандарт устанавливает основные </text:p>
            <text:p>термины, применяемые в межгосударственной </text:p>
            <text:p>стандартизации, и их определения. Термины, </text:p>
            <text:p>установленные настоящим стандартом, также </text:p>
            <text:p>могут быть применены при проведении работ </text:p>
            <text:p>по стандартизации на национальном и ином </text:p>
            <text:p>уровне в странах, указанных в предисловии, </text:p>
            <text:p>по решению национальных органов по </text:p>
            <text:p>стандартизации этих стран.</text:p>
          </table:table-cell>
          <table:table-cell table:number-columns-repeated="5"/>
        </table:table-row>
        <table:table-row table:style-name="ro17">
          <table:table-cell office:value-type="float" office:value="9" calcext:value-type="float">
            <text:p>9</text:p>
          </table:table-cell>
          <table:table-cell office:value-type="string" calcext:value-type="string">
            <text:p>СТО НОСТРОЙ</text:p>
            <text:p>8.1.1-2019</text:p>
          </table:table-cell>
          <table:table-cell office:value-type="string" calcext:value-type="string">
            <text:p>Стандарты, устанавливающие требования по </text:p>
            <text:p>выполнению работ или оказанию услуг в </text:p>
            <text:p>области строительства, реконструкции и </text:p>
            <text:p>капитального ремонта. Системы управления </text:p>
            <text:p>охраной труда в строительных организациях. </text:p>
            <text:p>Порядок создания и внедрения</text:p>
          </table:table-cell>
          <table:table-cell/>
          <table:table-cell office:value-type="string" calcext:value-type="string">
            <text:p>Стандарт конкретизирует общие требования</text:p>
            <text:p>К системе управления охраной труда для</text:p>
            <text:p>Строительных организаций.</text:p>
          </table:table-cell>
          <table:table-cell table:number-columns-repeated="5"/>
        </table:table-row>
        <table:table-row table:style-name="ro19">
          <table:table-cell office:value-type="float" office:value="10" calcext:value-type="float">
            <text:p>10</text:p>
          </table:table-cell>
          <table:table-cell office:value-type="string" calcext:value-type="string">
            <text:p>ГОСТ Р ЕН ИСО</text:p>
            <text:p>20345-2011</text:p>
          </table:table-cell>
          <table:table-cell office:value-type="string" calcext:value-type="string">
            <text:p>Система стандартов </text:p>
            <text:p>безопасности труда СРЕДСТВА </text:p>
            <text:p>ИНДИВИДУАЛЬНОЙ ЗАЩИТЫ НОГ. ОБУВЬ </text:p>
            <text:p>ЗАЩИТНАЯ Технические требования</text:p>
            <text:p/>
            <text:p/>
          </table:table-cell>
          <table:table-cell/>
          <table:table-cell office:value-type="string" calcext:value-type="string">
            <text:p>Настоящий стандарт распространяется на </text:p>
            <text:p>обувь специальную и устанавливает общие и </text:p>
            <text:p>дополнительные технические требования к </text:p>
            <text:p>специальной обуви. Стандарт не </text:p>
            <text:p>распространяется на обувь без стелек и </text:p>
            <text:p>подносков или без стелек и со съемными </text:p>
            <text:p>подносками.</text:p>
            <text:p/>
          </table:table-cell>
          <table:table-cell table:number-columns-repeated="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ГОСТ 30012.1-2002</text:p>
            <text:p>(МЭК 60051-1-97)</text:p>
          </table:table-cell>
          <table:table-cell office:value-type="string" calcext:value-type="string">
            <text:p>ПРИБОРЫ АНАЛОГОВЫЕ ПОКАЗЫВАЮЩИЕ </text:p>
            <text:p>ЭЛЕКТРОИЗМЕРИТЕЛЬНЫЕ ПРЯМОГО </text:p>
            <text:p>ДЕЙСТВИЯ И ВСПОМОГАТЕЛЬНЫЕ ЧАСТИ </text:p>
            <text:p>К НИМ Часть 1 Определения и основные </text:p>
            <text:p>требования, общие для всех частей</text:p>
            <text:p/>
          </table:table-cell>
          <table:table-cell/>
          <table:table-cell office:value-type="string" calcext:value-type="string">
            <text:p>Настоящий стандарт распространяется на </text:p>
            <text:p>показывающие электроизмерительные приборы </text:p>
            <text:p>прямого действия с устройством представления </text:p>
            <text:p>показаний в аналоговой форме.</text:p>
          </table:table-cell>
          <table:table-cell table:number-columns-repeated="5"/>
        </table:table-row>
        <table:table-row table:style-name="ro20">
          <table:table-cell office:value-type="float" office:value="12" calcext:value-type="float">
            <text:p>12</text:p>
          </table:table-cell>
          <table:table-cell office:value-type="string" calcext:value-type="string">
            <text:p>ГОСТ Р 56713-2015</text:p>
            <text:p>(ISO/IEC/IEEE</text:p>
            <text:p>15289:2011)</text:p>
          </table:table-cell>
          <table:table-cell office:value-type="string" calcext:value-type="string">
            <text:p>Проектный менеджмент</text:p>
            <text:p>ТРЕБОВАНИЯ К УПРАВЛЕНИЮ ПРОЕКТОМ</text:p>
          </table:table-cell>
          <table:table-cell/>
          <table:table-cell office:value-type="string" calcext:value-type="string">
            <text:p>Настоящий стандарт устанавливает </text:p>
            <text:p>требования к управлению проектом для </text:p>
            <text:p>обеспечения эффективного достижения </text:p>
            <text:p>Целей проекта.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СТО РЖД 19.002-</text:p>
            <text:p>2017</text:p>
          </table:table-cell>
          <table:table-cell office:value-type="string" calcext:value-type="string">
            <text:p>Системы и устройства железнодорожной</text:p>
            <text:p>автоматики и телемеханики. Порядок</text:p>
            <text:p>ввода в эксплуатацию"</text:p>
          </table:table-cell>
          <table:table-cell/>
          <table:table-cell office:value-type="string" calcext:value-type="string">
            <text:p>Настоящий стандарт определяет общие </text:p>
            <text:p>правила приемки и порядок ввода в </text:p>
            <text:p>Эксплуатацию различных систем ЖАТ на сети </text:p>
            <text:p>железных дорог открытого акционерного </text:p>
            <text:p>общества "Российские железные дороги"</text:p>
          </table:table-cell>
          <table:table-cell table:number-columns-repeated="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ГОСТ Р ИСО/МЭК</text:p>
            <text:p>25021-2014</text:p>
          </table:table-cell>
          <table:table-cell office:value-type="string" calcext:value-type="string">
            <text:p>Информационные технологии</text:p>
            <text:p>СИСТЕМНАЯ И ПРОГРАММНАЯ </text:p>
            <text:p>ИНЖЕНЕРИЯ Требования и оценка качества </text:p>
            <text:p>систем и программного обеспечения (SQuaRE). </text:p>
            <text:p>Элементы показателя качества</text:p>
          </table:table-cell>
          <table:table-cell/>
          <table:table-cell office:value-type="string" calcext:value-type="string">
            <text:p>Руководство предназначено для </text:p>
            <text:p>разработчиков, приобретателей и </text:p>
            <text:p>независимых оценщиков продукции, особенно </text:p>
            <text:p>тех, кто ответственен за определение </text:p>
            <text:p>требований и оценку качества продукции, но </text:p>
            <text:p>не ограничивается ими.</text:p>
          </table:table-cell>
          <table:table-cell table:number-columns-repeated="5"/>
        </table:table-row>
        <table:table-row table:style-name="ro19">
          <table:table-cell office:value-type="float" office:value="15" calcext:value-type="float">
            <text:p>15</text:p>
          </table:table-cell>
          <table:table-cell office:value-type="string" calcext:value-type="string">
            <text:p>ГОСТ Р 56546-2015</text:p>
          </table:table-cell>
          <table:table-cell office:value-type="string" calcext:value-type="string">
            <text:p>Защита информации</text:p>
            <text:p>УЯЗВИМОСТИ ИНФОРМАЦИОННЫХ СИСТЕМ</text:p>
            <text:p>Классификация уязвимостей информационных </text:p>
            <text:p>Систем</text:p>
          </table:table-cell>
          <table:table-cell/>
          <table:table-cell office:value-type="string" calcext:value-type="string">
            <text:p>Настоящий стандарт устанавливает </text:p>
            <text:p>классификацию уязвимостей информационных </text:p>
            <text:p>систем (ИС). Настоящий стандарт направлен </text:p>
            <text:p>на совершенствование методического </text:p>
            <text:p>обеспечения определения и описания угроз </text:p>
            <text:p>безопасности информации при проведении </text:p>
            <text:p>работ по защите информации в ИС.</text:p>
            <text:p/>
          </table:table-cell>
          <table:table-cell table:number-columns-repeated="5"/>
        </table:table-row>
        <table:table-row table:style-name="ro21">
          <table:table-cell office:value-type="float" office:value="16" calcext:value-type="float">
            <text:p>16</text:p>
          </table:table-cell>
          <table:table-cell office:value-type="string" calcext:value-type="string">
            <text:p>ГОСТ ISO/IEC</text:p>
            <text:p>15424-2018</text:p>
          </table:table-cell>
          <table:table-cell office:value-type="string" calcext:value-type="string">
            <text:p>Информационные технологии ТЕХНОЛОГИИ </text:p>
            <text:p>АВТОМАТИЧЕСКОЙ ИДЕНТИФИКАЦИИ И </text:p>
            <text:p>СБОРА ДАННЫХ Идентификаторы носителей </text:p>
            <text:p>Данных (включая идентификаторы символик)</text:p>
          </table:table-cell>
          <table:table-cell/>
          <table:table-cell office:value-type="string" calcext:value-type="string">
            <text:p>Настоящий стандарт распространяется на </text:p>
            <text:p>правила взаимодействия устройств </text:p>
            <text:p>автоматической идентификации и устанавливает </text:p>
            <text:p>типовое сообщение о носителе данных, </text:p>
            <text:p>получаемое от устройств считывания </text:p>
            <text:p>штрихового кода и другого оборудования для </text:p>
            <text:p>автоматической идентификации.</text:p>
          </table:table-cell>
          <table:table-cell table:number-columns-repeated="5"/>
        </table:table-row>
        <table:table-row table:style-name="ro20">
          <table:table-cell office:value-type="float" office:value="17" calcext:value-type="float">
            <text:p>17</text:p>
          </table:table-cell>
          <table:table-cell office:value-type="string" calcext:value-type="string">
            <text:p>EN 576</text:p>
          </table:table-cell>
          <table:table-cell office:value-type="string" calcext:value-type="string">
            <text:p>Алюминий и алюминиевые сплавы. </text:p>
            <text:p>Алюминиевые слитки из нелегированного </text:p>
            <text:p>алюминия, предназначенные для переплавки. </text:p>
            <text:p>Технические характеристики</text:p>
          </table:table-cell>
          <table:table-cell/>
          <table:table-cell office:value-type="string" calcext:value-type="string">
            <text:p>Этот европейский стандарт определяет </text:p>
            <text:p>требования для марок нелегированного </text:p>
            <text:p>алюминия в слитках, предназначенных для </text:p>
            <text:p>Переплавки.</text:p>
          </table:table-cell>
          <table:table-cell table:number-columns-repeated="5"/>
        </table:table-row>
        <table:table-row table:style-name="ro21">
          <table:table-cell office:value-type="float" office:value="18" calcext:value-type="float">
            <text:p>18</text:p>
          </table:table-cell>
          <table:table-cell office:value-type="string" calcext:value-type="string">
            <text:p>ГОСТ EN 50065-1-</text:p>
            <text:p>2013</text:p>
          </table:table-cell>
          <table:table-cell office:value-type="string" calcext:value-type="string">
            <text:p>Совместимость технических средств </text:p>
            <text:p>Электромагнитная СИГНАЛИЗАЦИЯ В </text:p>
            <text:p>НИЗКОВОЛЬТНЫХ ЭЛЕКТРИЧЕСКИХ </text:p>
            <text:p>УСТАНОВКАХ В ПОЛОСЕ ЧАСТОТ ОТ 3 ДО </text:p>
            <text:p>148,5 КГЦ Часть 1 ОБЩИЕ ТРЕБОВАНИЯ, </text:p>
            <text:p>ПОЛОСЫ ЧАСТОТ И ЭЛЕКТРОМАГНИТНЫЕ </text:p>
            <text:p>ПОМЕХИ</text:p>
          </table:table-cell>
          <table:table-cell/>
          <table:table-cell office:value-type="string" calcext:value-type="string">
            <text:p>Настоящий стандарт распространяется на </text:p>
            <text:p>электрическое оборудование, использующее </text:p>
            <text:p>сигналы в полосе частот от 3 до 148,5 кГц для </text:p>
            <text:p>передачи информации в низковольтных </text:p>
            <text:p>электрических системах: общественных </text:p>
            <text:p>распределительных сетях или установках </text:p>
            <text:p>потребителей электрической энергии.</text:p>
          </table:table-cell>
          <table:table-cell table:number-columns-repeated="5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ПНСТ 637-2022</text:p>
          </table:table-cell>
          <table:table-cell office:value-type="string" calcext:value-type="string">
            <text:p>Интеллектуальные транспортные системы</text:p>
            <text:p>ЧАСТИЧНО АВТОМАТИЗИРОВАННЫЕ </text:p>
            <text:p>СИСТЕМЫ ПАРКОВКИ Требования к </text:p>
            <text:p>эксплуатационным характеристикам и методы </text:p>
            <text:p>Испытания</text:p>
          </table:table-cell>
          <table:table-cell/>
          <table:table-cell office:value-type="string" calcext:value-type="string">
            <text:p>Настоящий стандарт распространяется на </text:p>
            <text:p>транспортные средства категорий M1, M2, N1, </text:p>
            <text:p>оснащенных частично автоматизированными </text:p>
            <text:p>системами парковки.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СТО НП «АВОК»</text:p>
            <text:p>7.7-2020</text:p>
          </table:table-cell>
          <table:table-cell office:value-type="string" calcext:value-type="string">
            <text:p>Музеи. Отопление, вентиляция,</text:p>
            <text:p> Кондиционирование воздуха</text:p>
          </table:table-cell>
          <table:table-cell/>
          <table:table-cell office:value-type="string" calcext:value-type="string">
            <text:p>Настоящий стандарт распространяется на </text:p>
            <text:p> экологические требования к объектам </text:p>
            <text:p>Недвижимости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5T22:03:39.336000000</dc:date>
    <meta:editing-duration>PT2H10M12S</meta:editing-duration>
    <meta:editing-cycles>7</meta:editing-cycles>
    <meta:generator>LibreOffice/7.4.1.2$Windows_X86_64 LibreOffice_project/3c58a8f3a960df8bc8fd77b461821e42c061c5f0</meta:generator>
    <meta:document-statistic meta:table-count="1" meta:cell-count="137" meta:object-count="0"/>
  </office:meta>
</office:document-meta>
</file>